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36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Exercise - 2</text:span></text:p>
      <text:p text:style-name="P1"><text:span text:style-name="T2">Other Keywords, Aggregate Functions, Date Time, Conditional<text:s text:c="2"/>Statements , Constraints, Indexes, Sequences, Joins, Views, SQL Files,Back Up &amp; Restore</text:span></text:p>
      <text:p text:style-name="P1"><text:span text:style-name="T3"/></text:p>
      <text:p text:style-name="P1"><text:span text:style-name="T3">1.Write a select query with multiple conditions using ‘AND’ and ‘OR’.</text:span></text:p>
      <text:p text:style-name="P1"><text:span text:style-name="T4"/></text:p>
      <text:p text:style-name="P1"><text:span text:style-name="T5">company=# SELECT *</text:span></text:p>
      <text:p text:style-name="P1"><text:span text:style-name="T5">FROM employees</text:span></text:p>
      <text:p text:style-name="P1"><text:span text:style-name="T5">WHERE (department = 'Sales' AND designation = 'Manager')</text:span></text:p>
      <text:p text:style-name="P1"><text:span text:style-name="T5"><text:s text:c="3"/>OR (department = 'Marketing' AND designation='Designer');</text:span></text:p>
      <text:p text:style-name="P1"><text:span text:style-name="T5"><text:s/>employee_id |<text:s text:c="4"/>name<text:s text:c="5"/>|<text:s text:c="7"/>email<text:s text:c="7"/>|<text:s text:c="2"/>phone_no<text:s text:c="2"/>| designation | department | birth_date | join_date<text:s text:c="2"/></text:span></text:p>
      <text:p text:style-name="P1"><text:span text:style-name="T5">-------------+-------------+-------------------+------------+-------------+------------+------------+------------</text:span></text:p>
      <text:p text:style-name="P1"><text:span text:style-name="T5"><text:s text:c="11"/>5 | Emily Davis | emily@example.com | 2345678901 | Designer<text:s text:c="4"/>| Marketing<text:s text:c="2"/>| 1995-03-30 | 2020-01-08</text:span></text:p>
      <text:p text:style-name="P1"><text:span text:style-name="T5">(1 row)</text:span></text:p>
      <text:p text:style-name="P1"><text:span text:style-name="T6"/></text:p>
      <text:p text:style-name="P1"><text:span text:style-name="T7">2. Create a table employee where it contains id, name, city. Find the city which ends</text:span></text:p>
      <text:p text:style-name="P1"><text:span text:style-name="T7">with ‘abad’. Enter 30 records scattered in different cities like Hyderabad,</text:span></text:p>
      <text:p text:style-name="P1"><text:span text:style-name="T7">Ahmedabad, Mumbai, Delhi, Chennai, Kochin, Kolkatta, Pune, Bangalore.</text:span></text:p>
      <text:p text:style-name="P1"><text:span text:style-name="T8"/></text:p>
      <text:p text:style-name="P1"><text:span text:style-name="T9">company=# CREATE TABLE employee (</text:span></text:p>
      <text:p text:style-name="P1"><text:span text:style-name="T9"><text:s text:c="4"/>id SERIAL PRIMARY KEY,</text:span></text:p>
      <text:p text:style-name="P1"><text:span text:style-name="T9"><text:s text:c="4"/>name VARCHAR(100),</text:span></text:p>
      <text:p text:style-name="P1"><text:span text:style-name="T9"><text:s text:c="4"/>city VARCHAR(100)</text:span></text:p>
      <text:p text:style-name="P1"><text:span text:style-name="T9">);</text:span></text:p>
      <text:p text:style-name="P1"><text:span text:style-name="T9">CREATE TABLE</text:span></text:p>
      <text:p text:style-name="P1"><text:span text:style-name="T9">company=# INSERT INTO employee (name, city) VALUES</text:span></text:p>
      <text:p text:style-name="P1"><text:span text:style-name="T9">('John Doe', 'Hyderabad'),</text:span></text:p>
      <text:p text:style-name="P1"><text:span text:style-name="T9">('Jane Smith', 'Ahmedabad'),</text:span></text:p>
      <text:p text:style-name="P1"><text:span text:style-name="T9">('Alice Johnson', 'Mumbai'),</text:span></text:p>
      <text:p text:style-name="P1"><text:span text:style-name="T9">('Bob Roberts', 'Delhi'),</text:span></text:p>
      <text:p text:style-name="P1"><text:span text:style-name="T9">('Emily Davis', 'Chennai'),</text:span></text:p>
      <text:p text:style-name="P1"><text:span text:style-name="T9">('Michael Brown', 'Kochin'),</text:span></text:p>
      <text:p text:style-name="P1"><text:span text:style-name="T9">('Jessica Wilson', 'Kolkatta'),</text:span></text:p>
      <text:p text:style-name="P1"><text:span text:style-name="T9">('David Lee', 'Pune'),</text:span></text:p>
      <text:p text:style-name="P1"><text:span text:style-name="T9">('Sophia Taylor', 'Bangalore'),</text:span></text:p>
      <text:p text:style-name="P1"><text:span text:style-name="T9">('William Anderson', 'Ahmedabad'),</text:span></text:p>
      <text:p text:style-name="P1"><text:span text:style-name="T10">('Liam Martinez', 'Chennai'),</text:span><text:span text:style-name="T11"/></text:p>
      <text:p text:style-name="P1"><text:span text:style-name="T11">('Emma Thompson', 'Hyderabad'),</text:span></text:p>
      <text:p text:style-name="P1"><text:span text:style-name="T11">('James Brown', 'Mumbai'),</text:span></text:p>
      <text:p text:style-name="P1"><text:span text:style-name="T11">('Olivia Garcia', 'Delhi'),</text:span></text:p>
      <text:p text:style-name="P1"><text:span text:style-name="T11">('Isabella Hernandez', 'Kochin'),</text:span></text:p>
      <text:p text:style-name="P1"><text:span text:style-name="T11">('Noah Smith', 'Kolkatta'),</text:span></text:p>
      <text:p text:style-name="P1"><text:span text:style-name="T11">('Ava Jones', 'Pune'),</text:span></text:p>
      <text:p text:style-name="P1"><text:span text:style-name="T11">('Ethan Johnson', 'Bangalore'),</text:span></text:p>
      <text:p text:style-name="P1"><text:span text:style-name="T12">('Mason Wilson', 'Hyderabad'),</text:span><text:span text:style-name="T13"/></text:p>
      <text:p text:style-name="P1"><text:span text:style-name="T13">('Sophia Davis', 'Ahmedabad'),</text:span></text:p>
      <text:p text:style-name="P1"><text:span text:style-name="T13">('Amelia Taylor', 'Mumbai'),</text:span></text:p>
      <text:p text:style-name="P1"><text:span text:style-name="T13">('Logan Anderson', 'Delhi'),</text:span></text:p>
      <text:p text:style-name="P1"><text:span text:style-name="T13">('Mia Brown', 'Chennai'),</text:span></text:p>
      <text:p text:style-name="P1"><text:span text:style-name="T14">('Evelyn Hernandez', 'Bangalore'),</text:span><text:span text:style-name="T15"/></text:p>
      <text:p text:style-name="P1"><text:span text:style-name="T15">('Lucas Martinez', 'Kochin'),</text:span></text:p>
      <text:p text:style-name="P1"><text:span text:style-name="T15">('Harper Garcia', 'Kolkatta'),</text:span></text:p>
      <text:p text:style-name="P1"><text:span text:style-name="T15">('Benjamin Smith', 'Pune'),</text:span></text:p>
      <text:p text:style-name="P1"><text:span text:style-name="T15">('Alexander Jones', 'Ahmedabad'),</text:span></text:p>
      <text:p text:style-name="P1"><text:span text:style-name="T15">('Charlotte Johnson', 'Hyderabad');</text:span></text:p>
      <text:p text:style-name="P1"><text:span text:style-name="T15">INSERT 0 29</text:span></text:p>
      <text:p text:style-name="P1"><text:span text:style-name="T16"/></text:p>
      <text:p text:style-name="P1"><text:span text:style-name="T16"/></text:p>
      <text:p text:style-name="P1"><text:span text:style-name="T17">company=# SELECT distinct(city)</text:span></text:p>
      <text:p text:style-name="P1"><text:span text:style-name="T17">FROM employee</text:span></text:p>
      <text:p text:style-name="P1"><text:span text:style-name="T17">WHERE city LIKE '%abad';</text:span></text:p>
      <text:p text:style-name="P1"><text:span text:style-name="T17"><text:s text:c="3"/>city<text:s text:c="4"/></text:span></text:p>
      <text:p text:style-name="P1"><text:span text:style-name="T17">-----------</text:span></text:p>
      <text:p text:style-name="P1"><text:span text:style-name="T17"><text:s/>Ahmedabad</text:span></text:p>
      <text:p text:style-name="P1"><text:span text:style-name="T17"><text:s/>Hyderabad</text:span></text:p>
      <text:p text:style-name="P1"><text:span text:style-name="T17">(2 rows)</text:span></text:p>
      <text:p text:style-name="P1"><text:span text:style-name="T18"/></text:p>
      <text:p text:style-name="P1"><text:span text:style-name="T18"/></text:p>
      <text:p text:style-name="P1"><text:span text:style-name="T19">3. Search records where the city contains the string ‘under’.</text:span></text:p>
      <text:p text:style-name="P1"><text:span text:style-name="T20"/></text:p>
      <text:p text:style-name="P1"><text:span text:style-name="T20"/></text:p>
      <text:p text:style-name="P1"><text:span text:style-name="T21">SELECT *</text:span></text:p>
      <text:p text:style-name="P1"><text:span text:style-name="T21">FROM employee</text:span></text:p>
      <text:p text:style-name="P1"><text:span text:style-name="T21">WHERE city LIKE '%under%';</text:span></text:p>
      <text:p text:style-name="P1"><text:span text:style-name="T22"/></text:p>
      <text:p text:style-name="P1"><text:span text:style-name="T23">4. Search records where the third last character of the city is ‘b’.</text:span></text:p>
      <text:p text:style-name="P1"><text:span text:style-name="T24"/></text:p>
      <text:p text:style-name="P1"><text:span text:style-name="T25">company=# SELECT *</text:span></text:p>
      <text:p text:style-name="P1"><text:span text:style-name="T25">FROM employee</text:span></text:p>
      <text:p text:style-name="P1"><text:span text:style-name="T25">WHERE city like '%b__';</text:span></text:p>
      <text:p text:style-name="P1"><text:span text:style-name="T25"><text:s/>id |<text:s text:c="7"/>name<text:s text:c="8"/>|<text:s text:c="3"/>city<text:s text:c="4"/></text:span></text:p>
      <text:p text:style-name="P1"><text:span text:style-name="T25">----+-------------------+-----------</text:span></text:p>
      <text:p text:style-name="P1"><text:span text:style-name="T25"><text:s text:c="2"/>1 | John Doe<text:s text:c="10"/>| Hyderabad</text:span></text:p>
      <text:p text:style-name="P1"><text:span text:style-name="T25"><text:s text:c="2"/>2 | Jane Smith<text:s text:c="8"/>| Ahmedabad</text:span></text:p>
      <text:p text:style-name="P1"><text:span text:style-name="T25"><text:s text:c="2"/>3 | Alice Johnson<text:s text:c="5"/>| Mumbai</text:span></text:p>
      <text:p text:style-name="P1"><text:span text:style-name="T25"><text:s/>10 | William Anderson<text:s text:c="2"/>| Ahmedabad</text:span></text:p>
      <text:p text:style-name="P1"><text:span text:style-name="T25"><text:s/>11 | Emma Thompson<text:s text:c="5"/>| Hyderabad</text:span></text:p>
      <text:p text:style-name="P1"><text:span text:style-name="T25"><text:s/>12 | James Brown<text:s text:c="7"/>| Mumbai</text:span></text:p>
      <text:p text:style-name="P1"><text:span text:style-name="T25"><text:s/>19 | Sophia Davis<text:s text:c="6"/>| Ahmedabad</text:span></text:p>
      <text:p text:style-name="P1"><text:span text:style-name="T25"><text:s/>20 | Mason Wilson<text:s text:c="6"/>| Hyderabad</text:span></text:p>
      <text:p text:style-name="P1"><text:span text:style-name="T25"><text:s/>21 | Amelia Taylor<text:s text:c="5"/>| Mumbai</text:span></text:p>
      <text:p text:style-name="P1"><text:span text:style-name="T25"><text:s/>28 | Alexander Jones<text:s text:c="3"/>| Ahmedabad</text:span></text:p>
      <text:p text:style-name="P1"><text:span text:style-name="T25"><text:s/>29 | Charlotte Johnson | Hyderabad</text:span></text:p>
      <text:p text:style-name="P1"><text:span text:style-name="T25">(11 rows)</text:span></text:p>
      <text:p text:style-name="P1"><text:span text:style-name="T26"/></text:p>
      <text:p text:style-name="P1"><text:span text:style-name="T27">5. Search the records where first characterof the city is ‘A’.</text:span></text:p>
      <text:p text:style-name="P1"><text:span text:style-name="T28"/></text:p>
      <text:p text:style-name="P1"><text:span text:style-name="T29">company=# select * from employee where city like 'A%';</text:span></text:p>
      <text:p text:style-name="P1"><text:span text:style-name="T29"><text:s/>id |<text:s text:c="7"/>name<text:s text:c="7"/>|<text:s text:c="3"/>city<text:s text:c="4"/></text:span></text:p>
      <text:p text:style-name="P1"><text:span text:style-name="T29">----+------------------+-----------</text:span></text:p>
      <text:p text:style-name="P1"><text:span text:style-name="T29"><text:s text:c="2"/>2 | Jane Smith<text:s text:c="7"/>| Ahmedabad</text:span></text:p>
      <text:p text:style-name="P1"><text:span text:style-name="T29"><text:s/>10 | William Anderson | Ahmedabad</text:span></text:p>
      <text:p text:style-name="P1"><text:span text:style-name="T29"><text:s/>19 | Sophia Davis<text:s text:c="5"/>| Ahmedabad</text:span></text:p>
      <text:p text:style-name="P1"><text:span text:style-name="T29"><text:s/>28 | Alexander Jones<text:s text:c="2"/>| Ahmedabad</text:span></text:p>
      <text:p text:style-name="P1"><text:span text:style-name="T29">(4 rows)</text:span></text:p>
      <text:p text:style-name="P1"><text:span text:style-name="T30"/></text:p>
      <text:p text:style-name="P1"><text:span text:style-name="T31">6. Search the records where second Charator of the city is ‘o’.</text:span></text:p>
      <text:p text:style-name="P1"><text:span text:style-name="T32"/></text:p>
      <text:p text:style-name="P1"><text:span text:style-name="T33">company=# select * from employee where city like '_o%';</text:span></text:p>
      <text:p text:style-name="P1"><text:span text:style-name="T33"><text:s/>id |<text:s text:c="8"/>name<text:s text:c="8"/>|<text:s text:c="3"/>city<text:s text:c="3"/></text:span></text:p>
      <text:p text:style-name="P1"><text:span text:style-name="T33">----+--------------------+----------</text:span></text:p>
      <text:p text:style-name="P1"><text:span text:style-name="T33"><text:s text:c="2"/>6 | Michael Brown<text:s text:c="6"/>| Kochin</text:span></text:p>
      <text:p text:style-name="P1"><text:span text:style-name="T33"><text:s text:c="2"/>7 | Jessica Wilson<text:s text:c="5"/>| Kolkatta</text:span></text:p>
      <text:p text:style-name="P1"><text:span text:style-name="T33"><text:s/>15 | Isabella Hernandez | Kochin</text:span></text:p>
      <text:p text:style-name="P1"><text:span text:style-name="T33"><text:s/>16 | Noah Smith<text:s text:c="9"/>| Kolkatta</text:span></text:p>
      <text:p text:style-name="P1"><text:span text:style-name="T33"><text:s/>24 | Lucas Martinez<text:s text:c="5"/>| Kochin</text:span></text:p>
      <text:p text:style-name="P1"><text:span text:style-name="T33"><text:s/>25 | Harper Garcia<text:s text:c="6"/>| Kolkatta</text:span></text:p>
      <text:p text:style-name="P1"><text:span text:style-name="T33">(6 rows)</text:span></text:p>
      <text:p text:style-name="P1"><text:span text:style-name="T34"/></text:p>
      <text:p text:style-name="P1"><text:span text:style-name="T35">7. Search first 10 records.</text:span></text:p>
      <text:p text:style-name="P1"><text:span text:style-name="T36"/></text:p>
      <text:p text:style-name="P1"><text:span text:style-name="T37">company=# SELECT *<text:s text:c="37"/></text:span></text:p>
      <text:p text:style-name="P1"><text:span text:style-name="T37">FROM employee<text:s text:c="6"/></text:span></text:p>
      <text:p text:style-name="P1"><text:span text:style-name="T37">ORDER BY id ASC<text:s text:c="8"/></text:span></text:p>
      <text:p text:style-name="P1"><text:span text:style-name="T37">LIMIT 5;</text:span></text:p>
      <text:p text:style-name="P1"><text:span text:style-name="T37"><text:s/>id |<text:s text:c="5"/>name<text:s text:c="6"/>|<text:s text:c="3"/>city<text:s text:c="4"/></text:span></text:p>
      <text:p text:style-name="P1"><text:span text:style-name="T37">----+---------------+-----------</text:span></text:p>
      <text:p text:style-name="P1"><text:span text:style-name="T37"><text:s text:c="2"/>1 | John Doe<text:s text:c="6"/>| Hyderabad</text:span></text:p>
      <text:p text:style-name="P1"><text:span text:style-name="T37"><text:s text:c="2"/>2 | Jane Smith<text:s text:c="4"/>| Ahmedabad</text:span></text:p>
      <text:p text:style-name="P1"><text:span text:style-name="T37"><text:s text:c="2"/>3 | Alice Johnson | Mumbai</text:span></text:p>
      <text:p text:style-name="P1"><text:span text:style-name="T37"><text:s text:c="2"/>4 | Bob Roberts<text:s text:c="3"/>| Delhi</text:span></text:p>
      <text:p text:style-name="P1"><text:span text:style-name="T37"><text:s text:c="2"/>5 | Emily Davis<text:s text:c="3"/>| Chennai</text:span></text:p>
      <text:p text:style-name="P1"><text:span text:style-name="T37">(5 rows)</text:span></text:p>
      <text:p text:style-name="P1"><text:span text:style-name="T38"/></text:p>
      <text:p text:style-name="P1"><text:span text:style-name="T39">8. Search first 5 records where city is Mumbai</text:span></text:p>
      <text:p text:style-name="P1"><text:span text:style-name="T40"/></text:p>
      <text:p text:style-name="P1"><text:span text:style-name="T41">company=# select * from employee where city like 'Mumbai' limit 5;</text:span></text:p>
      <text:p text:style-name="P1"><text:span text:style-name="T41"><text:s/>id |<text:s text:c="5"/>name<text:s text:c="6"/>|<text:s text:c="2"/>city<text:s text:c="2"/></text:span></text:p>
      <text:p text:style-name="P1"><text:span text:style-name="T41">----+---------------+--------</text:span></text:p>
      <text:p text:style-name="P1"><text:span text:style-name="T41"><text:s text:c="2"/>3 | Alice Johnson | Mumbai</text:span></text:p>
      <text:p text:style-name="P1"><text:span text:style-name="T41"><text:s/>12 | James Brown<text:s text:c="3"/>| Mumbai</text:span></text:p>
      <text:p text:style-name="P1"><text:span text:style-name="T41"><text:s/>21 | Amelia Taylor | Mumbai</text:span></text:p>
      <text:p text:style-name="P1"><text:span text:style-name="T41">(3 rows)</text:span></text:p>
      <text:p text:style-name="P1"><text:span text:style-name="T42"/></text:p>
      <text:p text:style-name="P1"><text:span text:style-name="T43">9. Search first 5 records where city is Mumbai or Bangalore. Search the next 5</text:span></text:p>
      <text:p text:style-name="P1"><text:span text:style-name="T43">records skipping the first 5 records where city is Mumbai or Bangalore.</text:span></text:p>
      <text:p text:style-name="P1"><text:span text:style-name="T44"/></text:p>
      <text:p text:style-name="P1"><text:span text:style-name="T45">company=# SELECT *</text:span></text:p>
      <text:p text:style-name="P1"><text:span text:style-name="T45">FROM employee</text:span></text:p>
      <text:p text:style-name="P1"><text:span text:style-name="T45">WHERE city IN ('Mumbai', 'Bangalore')</text:span></text:p>
      <text:p text:style-name="P1"><text:span text:style-name="T45">LIMIT 5;</text:span></text:p>
      <text:p text:style-name="P1"><text:span text:style-name="T45"><text:s/>id |<text:s text:c="5"/>name<text:s text:c="6"/>|<text:s text:c="3"/>city<text:s text:c="4"/></text:span></text:p>
      <text:p text:style-name="P1"><text:span text:style-name="T45">----+---------------+-----------</text:span></text:p>
      <text:p text:style-name="P1"><text:span text:style-name="T45"><text:s text:c="2"/>3 | Alice Johnson | Mumbai</text:span></text:p>
      <text:p text:style-name="P1"><text:span text:style-name="T45"><text:s text:c="2"/>9 | Sophia Taylor | Bangalore</text:span></text:p>
      <text:p text:style-name="P1"><text:span text:style-name="T45"><text:s/>12 | James Brown<text:s text:c="3"/>| Mumbai</text:span></text:p>
      <text:p text:style-name="P1"><text:span text:style-name="T45"><text:s/>18 | Ethan Johnson | Bangalore</text:span></text:p>
      <text:p text:style-name="P1"><text:span text:style-name="T45"><text:s/>21 | Amelia Taylor | Mumbai</text:span></text:p>
      <text:p text:style-name="P1"><text:span text:style-name="T45">(5 rows)</text:span></text:p>
      <text:p text:style-name="P1"><text:span text:style-name="T46"/></text:p>
      <text:p text:style-name="P1"><text:span text:style-name="T47">company=# SELECT *<text:s text:c="48"/></text:span></text:p>
      <text:p text:style-name="P1"><text:span text:style-name="T47">FROM employee<text:s text:c="7"/></text:span></text:p>
      <text:p text:style-name="P1"><text:span text:style-name="T47">WHERE city IN ('Mumbai', 'Bangalore')</text:span></text:p>
      <text:p text:style-name="P1"><text:span text:style-name="T47">LIMIT 5 OFFSET 5;</text:span></text:p>
      <text:p text:style-name="P1"><text:span text:style-name="T47"><text:s/>id |<text:s text:c="7"/>name<text:s text:c="7"/>|<text:s text:c="3"/>city<text:s text:c="4"/></text:span></text:p>
      <text:p text:style-name="P1"><text:span text:style-name="T47">----+------------------+-----------</text:span></text:p>
      <text:p text:style-name="P1"><text:span text:style-name="T47"><text:s/>27 | Evelyn Hernandez | Bangalore</text:span></text:p>
      <text:p text:style-name="P1"><text:span text:style-name="T47">(1 row)</text:span></text:p>
      <text:p text:style-name="P1"><text:span text:style-name="T48"/></text:p>
      <text:p text:style-name="P1"><text:span text:style-name="T48"/></text:p>
      <text:p text:style-name="P1"><text:span text:style-name="T49">10. Sort the records where city is Mumbai or Bangalore by City Name.</text:span></text:p>
      <text:p text:style-name="P1"><text:span text:style-name="T50"/></text:p>
      <text:p text:style-name="P1"><text:span text:style-name="T51">company=# SELECT *</text:span></text:p>
      <text:p text:style-name="P1"><text:span text:style-name="T51">FROM employee</text:span></text:p>
      <text:p text:style-name="P1"><text:span text:style-name="T51">WHERE city IN ('Mumbai', 'Bangalore')</text:span></text:p>
      <text:p text:style-name="P1"><text:span text:style-name="T51">ORDER BY city;</text:span></text:p>
      <text:p text:style-name="P1"><text:span text:style-name="T51"><text:s/>id |<text:s text:c="7"/>name<text:s text:c="7"/>|<text:s text:c="3"/>city<text:s text:c="4"/></text:span></text:p>
      <text:p text:style-name="P1"><text:span text:style-name="T51">----+------------------+-----------</text:span></text:p>
      <text:p text:style-name="P1"><text:span text:style-name="T51"><text:s text:c="2"/>9 | Sophia Taylor<text:s text:c="4"/>| Bangalore</text:span></text:p>
      <text:p text:style-name="P1"><text:span text:style-name="T51"><text:s/>18 | Ethan Johnson<text:s text:c="4"/>| Bangalore</text:span></text:p>
      <text:p text:style-name="P1"><text:span text:style-name="T51"><text:s/>27 | Evelyn Hernandez | Bangalore</text:span></text:p>
      <text:p text:style-name="P1"><text:span text:style-name="T51"><text:s text:c="2"/>3 | Alice Johnson<text:s text:c="4"/>| Mumbai</text:span></text:p>
      <text:p text:style-name="P1"><text:span text:style-name="T51"><text:s/>12 | James Brown<text:s text:c="6"/>| Mumbai</text:span></text:p>
      <text:p text:style-name="P1"><text:span text:style-name="T51"><text:s/>21 | Amelia Taylor<text:s text:c="4"/>| Mumbai</text:span></text:p>
      <text:p text:style-name="P1"><text:span text:style-name="T51">(6 rows)</text:span></text:p>
      <text:p text:style-name="P1"><text:span text:style-name="T52"/></text:p>
      <text:p text:style-name="P1"><text:span text:style-name="T53">11. Sort all the records of the table by ID in descending order.</text:span></text:p>
      <text:p text:style-name="P1"><text:span text:style-name="T54"/></text:p>
      <text:p text:style-name="P1"><text:span text:style-name="T55">company=# select * from employee order by id DESC;</text:span></text:p>
      <text:p text:style-name="P1"><text:span text:style-name="T55"><text:s/>id |<text:s text:c="8"/>name<text:s text:c="8"/>|<text:s text:c="3"/>city<text:s text:c="4"/></text:span></text:p>
      <text:p text:style-name="P1"><text:span text:style-name="T55">----+--------------------+-----------</text:span></text:p>
      <text:p text:style-name="P1"><text:span text:style-name="T55"><text:s/>29 | Charlotte Johnson<text:s text:c="2"/>| Hyderabad</text:span></text:p>
      <text:p text:style-name="P1"><text:span text:style-name="T55"><text:s/>28 | Alexander Jones<text:s text:c="4"/>| Ahmedabad</text:span></text:p>
      <text:p text:style-name="P1"><text:span text:style-name="T55"><text:s/>27 | Evelyn Hernandez<text:s text:c="3"/>| Bangalore</text:span></text:p>
      <text:p text:style-name="P1"><text:span text:style-name="T55">...</text:span></text:p>
      <text:p text:style-name="P1"><text:span text:style-name="T55"><text:s text:c="2"/>1 | John Doe<text:s text:c="11"/>| Hyderabad</text:span></text:p>
      <text:p text:style-name="P1"><text:span text:style-name="T55">(29 rows)</text:span></text:p>
      <text:p text:style-name="P1"><text:span text:style-name="T56"/></text:p>
      <text:p text:style-name="P1"><text:span text:style-name="T57">12. Insert few records where the city is not entered. Search all the records where the</text:span></text:p>
      <text:p text:style-name="P1"><text:span text:style-name="T57">city field is blank.</text:span></text:p>
      <text:p text:style-name="P1"><text:span text:style-name="T58"/></text:p>
      <text:p text:style-name="P1"><text:span text:style-name="T59">company=# update employee set city = NULL where city = 'Pune'; </text:span></text:p>
      <text:p text:style-name="P1"><text:span text:style-name="T59">UPDATE 3</text:span></text:p>
      <text:p text:style-name="P1"><text:span text:style-name="T60"/></text:p>
      <text:p text:style-name="P1"><text:span text:style-name="T61">company=# SELECT *</text:span></text:p>
      <text:p text:style-name="P1"><text:span text:style-name="T61">FROM employee</text:span></text:p>
      <text:p text:style-name="P1"><text:span text:style-name="T61">WHERE city IS NULL;</text:span></text:p>
      <text:p text:style-name="P1"><text:span text:style-name="T61"><text:s/>id |<text:s text:c="6"/>name<text:s text:c="6"/>| city </text:span></text:p>
      <text:p text:style-name="P1"><text:span text:style-name="T61">----+----------------+------</text:span></text:p>
      <text:p text:style-name="P1"><text:span text:style-name="T61"><text:s text:c="2"/>8 | David Lee<text:s text:c="6"/>| </text:span></text:p>
      <text:p text:style-name="P1"><text:span text:style-name="T61"><text:s/>17 | Ava Jones<text:s text:c="6"/>| </text:span></text:p>
      <text:p text:style-name="P1"><text:span text:style-name="T61"><text:s/>26 | Benjamin Smith | </text:span></text:p>
      <text:p text:style-name="P1"><text:span text:style-name="T61">(3 rows)</text:span></text:p>
      <text:p text:style-name="P1"><text:span text:style-name="T62"/></text:p>
      <text:p text:style-name="P1"><text:span text:style-name="T63">13. Add a date field in the existing table. Search the records where date is in current</text:span></text:p>
      <text:p text:style-name="P1"><text:span text:style-name="T63">year.</text:span></text:p>
      <text:p text:style-name="P1"><text:span text:style-name="T64"/></text:p>
      <text:p text:style-name="P1"><text:span text:style-name="T65">company=# ALTER TABLE employee</text:span></text:p>
      <text:p text:style-name="P1"><text:span text:style-name="T65">ADD hire_date DATE;</text:span></text:p>
      <text:p text:style-name="P1"><text:span text:style-name="T65">ALTER TABLE</text:span></text:p>
      <text:p text:style-name="P1"><text:span text:style-name="T66"/></text:p>
      <text:p text:style-name="P1"><text:span text:style-name="T67">company=# SELECT *</text:span></text:p>
      <text:p text:style-name="P1"><text:span text:style-name="T67">FROM employee</text:span></text:p>
      <text:p text:style-name="P1"><text:span text:style-name="T67">WHERE EXTRACT(YEAR FROM hire_date) = EXTRACT(YEAR FROM CURRENT_DATE);</text:span></text:p>
      <text:p text:style-name="P1"><text:span text:style-name="T67"><text:s/>id | name | city | hire_date </text:span></text:p>
      <text:p text:style-name="P1"><text:span text:style-name="T67">----+------+------+-----------</text:span></text:p>
      <text:p text:style-name="P1"><text:span text:style-name="T67">(0 rows)</text:span></text:p>
      <text:p text:style-name="P1"><text:span text:style-name="T68"/></text:p>
      <text:p text:style-name="P1"><text:span text:style-name="T69">14. Enter few duplicate records where name is duplicate. Select unique records from</text:span></text:p>
      <text:p text:style-name="P1"><text:span text:style-name="T69">a table.</text:span></text:p>
      <text:p text:style-name="P1"><text:span text:style-name="T70"/></text:p>
      <text:p text:style-name="P1"><text:span text:style-name="T71">company=# SELECT DISTINCT name<text:s text:c="17"/></text:span></text:p>
      <text:p text:style-name="P1"><text:span text:style-name="T71">FROM employee;</text:span></text:p>
      <text:p text:style-name="P1"><text:span text:style-name="T72"/></text:p>
      <text:p text:style-name="P1"><text:span text:style-name="T73">15. Enter a column amount in the table. Get a total of the complete amount.</text:span></text:p>
      <text:p text:style-name="P1"><text:span text:style-name="T74"/></text:p>
      <text:p text:style-name="P1"><text:span text:style-name="T75">company=# ALTER TABLE employee<text:s text:c="7"/></text:span></text:p>
      <text:p text:style-name="P1"><text:span text:style-name="T75">ADD COLUMN amount INT DEFAULT 5000;</text:span></text:p>
      <text:p text:style-name="P1"><text:span text:style-name="T75">ALTER TABLE</text:span></text:p>
      <text:p text:style-name="P1"><text:span text:style-name="T76"/></text:p>
      <text:p text:style-name="P1"><text:span text:style-name="T77">company=# SELECT SUM(amount) AS total_amount</text:span></text:p>
      <text:p text:style-name="P1"><text:span text:style-name="T77">FROM employee;</text:span></text:p>
      <text:p text:style-name="P1"><text:span text:style-name="T77"><text:s/>total_amount </text:span></text:p>
      <text:p text:style-name="P1"><text:span text:style-name="T77">--------------</text:span></text:p>
      <text:p text:style-name="P1"><text:span text:style-name="T77"><text:s text:c="7"/>165000</text:span></text:p>
      <text:p text:style-name="P1"><text:span text:style-name="T77">(1 row)</text:span></text:p>
      <text:p text:style-name="P1"><text:span text:style-name="T78"/></text:p>
      <text:p text:style-name="P1"><text:span text:style-name="T78"/></text:p>
      <text:p text:style-name="P1"><text:span text:style-name="T79">16. Get total of amount by city.</text:span></text:p>
      <text:p text:style-name="P1"><text:span text:style-name="T80"/></text:p>
      <text:p text:style-name="P1"><text:span text:style-name="T81">company=# SELECT SUM(amount), city AS total_amount</text:span></text:p>
      <text:p text:style-name="P1"><text:span text:style-name="T81">FROM employee group by city;</text:span></text:p>
      <text:p text:style-name="P1"><text:span text:style-name="T81"><text:s text:c="2"/>sum<text:s text:c="2"/>| total_amount </text:span></text:p>
      <text:p text:style-name="P1"><text:span text:style-name="T81">-------+--------------</text:span></text:p>
      <text:p text:style-name="P1"><text:span text:style-name="T81"><text:s/>15000 | </text:span></text:p>
      <text:p text:style-name="P1"><text:span text:style-name="T81"><text:s text:c="2"/>5000 | Chicago</text:span></text:p>
      <text:p text:style-name="P1"><text:span text:style-name="T81"><text:s text:c="2"/>5000 | Houston</text:span></text:p>
      <text:p text:style-name="P1"><text:span text:style-name="T81"><text:s/>15000 | Kolkatta</text:span></text:p>
      <text:p text:style-name="P1"><text:span text:style-name="T81"><text:s/>15000 | Mumbai</text:span></text:p>
      <text:p text:style-name="P1"><text:span text:style-name="T81"><text:s text:c="2"/>5000 | Los Angeles</text:span></text:p>
      <text:p text:style-name="P1"><text:span text:style-name="T81"><text:s text:c="2"/>5000 | New York</text:span></text:p>
      <text:p text:style-name="P1"><text:span text:style-name="T81"><text:s/>15000 | Delhi</text:span></text:p>
      <text:p text:style-name="P1"><text:span text:style-name="T81"><text:s/>15000 | Kochin</text:span></text:p>
      <text:p text:style-name="P1"><text:span text:style-name="T81"><text:s/>15000 | Chennai</text:span></text:p>
      <text:p text:style-name="P1"><text:span text:style-name="T81"><text:s/>20000 | Hyderabad</text:span></text:p>
      <text:p text:style-name="P1"><text:span text:style-name="T81"><text:s/>15000 | Bangalore</text:span></text:p>
      <text:p text:style-name="P1"><text:span text:style-name="T81"><text:s/>20000 | Ahmedabad</text:span></text:p>
      <text:p text:style-name="P1"><text:span text:style-name="T81">(13 rows)</text:span></text:p>
      <text:p text:style-name="P1"><text:span text:style-name="T82"/></text:p>
      <text:p text:style-name="P1"><text:span text:style-name="T83">17. Get avg of amount by city.</text:span></text:p>
      <text:p text:style-name="P1"><text:span text:style-name="T84"/></text:p>
      <text:p text:style-name="P1"><text:span text:style-name="T85">company=# SELECT AVG(amount), city AS total_amount</text:span></text:p>
      <text:p text:style-name="P1"><text:span text:style-name="T85">FROM employee group by city;</text:span></text:p>
      <text:p text:style-name="P1"><text:span text:style-name="T85"><text:s text:c="10"/>avg<text:s text:c="10"/>| total_amount </text:span></text:p>
      <text:p text:style-name="P1"><text:span text:style-name="T85">-----------------------+--------------</text:span></text:p>
      <text:p text:style-name="P1"><text:span text:style-name="T85"><text:s/>5000.0000000000000000 | </text:span></text:p>
      <text:p text:style-name="P1"><text:span text:style-name="T85"><text:s/>5000.0000000000000000 | Chicago</text:span></text:p>
      <text:p text:style-name="P1"><text:span text:style-name="T85"><text:s/>5000.0000000000000000 | Houston</text:span></text:p>
      <text:p text:style-name="P1"><text:span text:style-name="T85"><text:s/>5000.0000000000000000 | Kolkatta</text:span></text:p>
      <text:p text:style-name="P1"><text:span text:style-name="T85"><text:s/>5000.0000000000000000 | Mumbai</text:span></text:p>
      <text:p text:style-name="P1"><text:span text:style-name="T85"><text:s/>5000.0000000000000000 | Los Angeles</text:span></text:p>
      <text:p text:style-name="P1"><text:span text:style-name="T85"><text:s/>5000.0000000000000000 | New York</text:span></text:p>
      <text:p text:style-name="P1"><text:span text:style-name="T85"><text:s/>5000.0000000000000000 | Delhi</text:span></text:p>
      <text:p text:style-name="P1"><text:span text:style-name="T85"><text:s/>5000.0000000000000000 | Kochin</text:span></text:p>
      <text:p text:style-name="P1"><text:span text:style-name="T85"><text:s/>5000.0000000000000000 | Chennai</text:span></text:p>
      <text:p text:style-name="P1"><text:span text:style-name="T85"><text:s/>5000.0000000000000000 | Hyderabad</text:span></text:p>
      <text:p text:style-name="P1"><text:span text:style-name="T85"><text:s/>5000.0000000000000000 | Bangalore</text:span></text:p>
      <text:p text:style-name="P1"><text:span text:style-name="T85"><text:s/>5000.0000000000000000 | Ahmedabad</text:span></text:p>
      <text:p text:style-name="P1"><text:span text:style-name="T85">(13 rows)</text:span></text:p>
      <text:p text:style-name="P1"><text:span text:style-name="T86"/></text:p>
      <text:p text:style-name="P1"><text:span text:style-name="T87">18. Get maximum amount from all records</text:span></text:p>
      <text:p text:style-name="P1"><text:span text:style-name="T88"/></text:p>
      <text:p text:style-name="P1"><text:span text:style-name="T89">company=# SELECT min(amount) FROM employee;</text:span></text:p>
      <text:p text:style-name="P1"><text:span text:style-name="T89"><text:s/>min<text:s text:c="2"/></text:span></text:p>
      <text:p text:style-name="P1"><text:span text:style-name="T89">------</text:span></text:p>
      <text:p text:style-name="P1"><text:span text:style-name="T89"><text:s/>3000</text:span></text:p>
      <text:p text:style-name="P1"><text:span text:style-name="T89">(1 row)</text:span></text:p>
      <text:p text:style-name="P1"><text:span text:style-name="T90"/></text:p>
      <text:p text:style-name="P1"><text:span text:style-name="T91">19. Get minimum amount from all records.</text:span></text:p>
      <text:p text:style-name="P1"><text:span text:style-name="T92"/></text:p>
      <text:p text:style-name="P1"><text:span text:style-name="T93">company=# SELECT max(amount) FROM employee;</text:span></text:p>
      <text:p text:style-name="P1"><text:span text:style-name="T93"><text:s/>max<text:s text:c="2"/></text:span></text:p>
      <text:p text:style-name="P1"><text:span text:style-name="T93">------</text:span></text:p>
      <text:p text:style-name="P1"><text:span text:style-name="T93"><text:s/>9000</text:span></text:p>
      <text:p text:style-name="P1"><text:span text:style-name="T93">(1 row)</text:span></text:p>
      <text:p text:style-name="P1"><text:span text:style-name="T94"/></text:p>
      <text:p text:style-name="P1"><text:span text:style-name="T95">20. Fetch the quarter of the date field for all the records.</text:span></text:p>
      <text:p text:style-name="P1"><text:span text:style-name="T96"/></text:p>
      <text:p text:style-name="P1"><text:span text:style-name="T97">company=# SELECT *, </text:span></text:p>
      <text:p text:style-name="P1"><text:span text:style-name="T97"><text:s text:c="4"/>EXTRACT(QUARTER FROM hire_date) AS quarter</text:span></text:p>
      <text:p text:style-name="P1"><text:span text:style-name="T97">FROM employee where hire_date is not null;</text:span></text:p>
      <text:p text:style-name="P1"><text:span text:style-name="T97"><text:s/>id |<text:s text:c="4"/>name<text:s text:c="4"/>|<text:s text:c="4"/>city<text:s text:c="5"/>| hire_date<text:s text:c="2"/>| amount | quarter </text:span></text:p>
      <text:p text:style-name="P1"><text:span text:style-name="T97">----+------------+-------------+------------+--------+---------</text:span></text:p>
      <text:p text:style-name="P1"><text:span text:style-name="T97"><text:s/>30 | John Doe<text:s text:c="3"/>| New York<text:s text:c="4"/>| 2023-01-15 |<text:s text:c="3"/>5000 |<text:s text:c="7"/>1</text:span></text:p>
      <text:p text:style-name="P1"><text:span text:style-name="T97"><text:s/>31 | Jane Smith | Los Angeles | 2023-02-20 |<text:s text:c="3"/>5000 |<text:s text:c="7"/>1</text:span></text:p>
      <text:p text:style-name="P1"><text:span text:style-name="T97"><text:s/>32 | John Doe<text:s text:c="3"/>| Chicago<text:s text:c="5"/>| 2023-03-25 |<text:s text:c="3"/>5000 |<text:s text:c="7"/>1</text:span></text:p>
      <text:p text:style-name="P1"><text:span text:style-name="T97"><text:s/>33 | Jane Smith | Houston<text:s text:c="5"/>| 2023-04-30 |<text:s text:c="3"/>5000 |<text:s text:c="7"/>2</text:span></text:p>
      <text:p text:style-name="P1"><text:span text:style-name="T97">(4 rows)</text:span></text:p>
      <text:p text:style-name="P1"><text:span text:style-name="T98"/></text:p>
      <text:p text:style-name="P1"><text:span text:style-name="T99">21. Fetch the year of the date field for all the records.</text:span></text:p>
      <text:p text:style-name="P1"><text:span text:style-name="T100"/></text:p>
      <text:p text:style-name="P1"><text:span text:style-name="T101">company=# SELECT *, EXTRACT(YEAR FROM hire_date) AS year</text:span></text:p>
      <text:p text:style-name="P1"><text:span text:style-name="T101">FROM employee where hire_date is not null;<text:s text:c="4"/></text:span></text:p>
      <text:p text:style-name="P1"><text:span text:style-name="T101"><text:s/>id |<text:s text:c="4"/>name<text:s text:c="4"/>|<text:s text:c="4"/>city<text:s text:c="5"/>| hire_date<text:s text:c="2"/>| amount | year </text:span></text:p>
      <text:p text:style-name="P1"><text:span text:style-name="T101">----+------------+-------------+------------+--------+------</text:span></text:p>
      <text:p text:style-name="P1"><text:span text:style-name="T101"><text:s/>30 | John Doe<text:s text:c="3"/>| New York<text:s text:c="4"/>| 2023-01-15 |<text:s text:c="3"/>5000 | 2023</text:span></text:p>
      <text:p text:style-name="P1"><text:span text:style-name="T101"><text:s/>31 | Jane Smith | Los Angeles | 2023-02-20 |<text:s text:c="3"/>5000 | 2023</text:span></text:p>
      <text:p text:style-name="P1"><text:span text:style-name="T101"><text:s/>32 | John Doe<text:s text:c="3"/>| Chicago<text:s text:c="5"/>| 2023-03-25 |<text:s text:c="3"/>5000 | 2023</text:span></text:p>
      <text:p text:style-name="P1"><text:span text:style-name="T101"><text:s/>33 | Jane Smith | Houston<text:s text:c="5"/>| 2023-04-30 |<text:s text:c="3"/>5000 | 2023</text:span></text:p>
      <text:p text:style-name="P1"><text:span text:style-name="T101">(4 rows)</text:span></text:p>
      <text:p text:style-name="P1"><text:span text:style-name="T102"/></text:p>
      <text:p text:style-name="P1"><text:span text:style-name="T103">22. Fetch the weekday of the date field for all the records.</text:span></text:p>
      <text:p text:style-name="P1"><text:span text:style-name="T104"/></text:p>
      <text:p text:style-name="P1"><text:span text:style-name="T105">company=# SELECT *, EXTRACT(DOW FROM hire_date) AS weekday</text:span></text:p>
      <text:p text:style-name="P1"><text:span text:style-name="T105">FROM employee where hire_date is not null;</text:span></text:p>
      <text:p text:style-name="P1"><text:span text:style-name="T105"><text:s/>id |<text:s text:c="4"/>name<text:s text:c="4"/>|<text:s text:c="4"/>city<text:s text:c="5"/>| hire_date<text:s text:c="2"/>| amount | weekday </text:span></text:p>
      <text:p text:style-name="P1"><text:span text:style-name="T105">----+------------+-------------+------------+--------+---------</text:span></text:p>
      <text:p text:style-name="P1"><text:span text:style-name="T105"><text:s/>30 | John Doe<text:s text:c="3"/>| New York<text:s text:c="4"/>| 2023-01-15 |<text:s text:c="3"/>5000 |<text:s text:c="7"/>0</text:span></text:p>
      <text:p text:style-name="P1"><text:span text:style-name="T105"><text:s/>31 | Jane Smith | Los Angeles | 2023-02-20 |<text:s text:c="3"/>5000 |<text:s text:c="7"/>1</text:span></text:p>
      <text:p text:style-name="P1"><text:span text:style-name="T105"><text:s/>32 | John Doe<text:s text:c="3"/>| Chicago<text:s text:c="5"/>| 2023-03-25 |<text:s text:c="3"/>5000 |<text:s text:c="7"/>6</text:span></text:p>
      <text:p text:style-name="P1"><text:span text:style-name="T105"><text:s/>33 | Jane Smith | Houston<text:s text:c="5"/>| 2023-04-30 |<text:s text:c="3"/>5000 |<text:s text:c="7"/>0</text:span></text:p>
      <text:p text:style-name="P1"><text:span text:style-name="T105">(4 rows)</text:span></text:p>
      <text:p text:style-name="P1"><text:span text:style-name="T106"/></text:p>
      <text:p text:style-name="P1"><text:span text:style-name="T107">23. For all the records fetch whether it’s a new admission or old admission. If the date</text:span></text:p>
      <text:p text:style-name="P1"><text:span text:style-name="T107">is of current year it will be a new admission else it will be an old admission.</text:span></text:p>
      <text:p text:style-name="P1"><text:span text:style-name="T107">Display, id, name and new/old admission. NOTE: Admission field not to be added</text:span></text:p>
      <text:p text:style-name="P1"><text:span text:style-name="T107">in the table.</text:span></text:p>
      <text:p text:style-name="P1"><text:span text:style-name="T108"/></text:p>
      <text:p text:style-name="P1"><text:span text:style-name="T109">company=# SELECT </text:span></text:p>
      <text:p text:style-name="P1"><text:span text:style-name="T109"><text:s text:c="4"/>id,</text:span></text:p>
      <text:p text:style-name="P1"><text:span text:style-name="T109"><text:s text:c="4"/>name,</text:span></text:p>
      <text:p text:style-name="P1"><text:span text:style-name="T109"><text:s text:c="4"/>CASE </text:span></text:p>
      <text:p text:style-name="P1"><text:span text:style-name="T109"><text:s text:c="8"/>WHEN EXTRACT(YEAR FROM hire_date) = EXTRACT(YEAR FROM CURRENT_DATE) THEN 'New Admission'</text:span></text:p>
      <text:p text:style-name="P1"><text:span text:style-name="T109"><text:s text:c="8"/>ELSE 'Old Admission'</text:span></text:p>
      <text:p text:style-name="P1"><text:span text:style-name="T109"><text:s text:c="4"/>END AS admission_status</text:span></text:p>
      <text:p text:style-name="P1"><text:span text:style-name="T109">FROM employee;</text:span></text:p>
      <text:p text:style-name="P1"><text:span text:style-name="T109"><text:s/>id |<text:s text:c="8"/>name<text:s text:c="8"/>| admission_status </text:span></text:p>
      <text:p text:style-name="P1"><text:span text:style-name="T109">----+--------------------+------------------</text:span></text:p>
      <text:p text:style-name="P1"><text:span text:style-name="T109"><text:s text:c="2"/>1 | John Doe<text:s text:c="11"/>| Old Admission</text:span></text:p>
      <text:p text:style-name="P1"><text:span text:style-name="T109"><text:s text:c="2"/>2 | Jane Smith<text:s text:c="9"/>| Old Admission</text:span></text:p>
      <text:p text:style-name="P1"><text:span text:style-name="T109"><text:s text:c="2"/>3 | Alice Johnson<text:s text:c="6"/>| Old Admission</text:span></text:p>
      <text:p text:style-name="P1"><text:span text:style-name="T110"/></text:p>
      <text:p text:style-name="P1"><text:span text:style-name="T111">24. Add a primary key to the table as id.</text:span></text:p>
      <text:p text:style-name="P1"><text:span text:style-name="T112"/></text:p>
      <text:p text:style-name="P1"><text:span text:style-name="T113">company=# ALTER TABLE employee</text:span></text:p>
      <text:p text:style-name="P1"><text:span text:style-name="T113">ADD PRIMARY KEY (id);</text:span></text:p>
      <text:p text:style-name="P1"><text:span text:style-name="T113">ALTER TABLE</text:span></text:p>
      <text:p text:style-name="P1"><text:span text:style-name="T114"/></text:p>
      <text:p text:style-name="P1"><text:span text:style-name="T115">25. Create two tables one will be employee and another will be city. Add a primary</text:span></text:p>
      <text:p text:style-name="P1"><text:span text:style-name="T115">key id in both the tables. Add a foreign key of city in the employee table as</text:span></text:p>
      <text:p text:style-name="P1"><text:span text:style-name="T115">city_id.</text:span></text:p>
      <text:p text:style-name="P1"><text:span text:style-name="T116"/></text:p>
      <text:p text:style-name="P1"><text:span text:style-name="T117">company=# CREATE TABLE city (</text:span></text:p>
      <text:p text:style-name="P1"><text:span text:style-name="T117"><text:s text:c="4"/>id SERIAL PRIMARY KEY,</text:span></text:p>
      <text:p text:style-name="P1"><text:span text:style-name="T117"><text:s text:c="4"/>city_name VARCHAR(100) NOT NULL</text:span></text:p>
      <text:p text:style-name="P1"><text:span text:style-name="T117">);</text:span></text:p>
      <text:p text:style-name="P1"><text:span text:style-name="T117">CREATE TABLE</text:span></text:p>
      <text:p text:style-name="P1"><text:span text:style-name="T117">company=# drop table employee </text:span></text:p>
      <text:p text:style-name="P1"><text:span text:style-name="T117">company-# ;</text:span></text:p>
      <text:p text:style-name="P1"><text:span text:style-name="T117">DROP TABLE</text:span></text:p>
      <text:p text:style-name="P1"><text:span text:style-name="T117">company=# CREATE TABLE employee (</text:span></text:p>
      <text:p text:style-name="P1"><text:span text:style-name="T117"><text:s text:c="4"/>id SERIAL PRIMARY KEY,</text:span></text:p>
      <text:p text:style-name="P1"><text:span text:style-name="T117"><text:s text:c="4"/>name VARCHAR(100) NOT NULL,</text:span></text:p>
      <text:p text:style-name="P1"><text:span text:style-name="T117"><text:s text:c="4"/>city_id INT,</text:span></text:p>
      <text:p text:style-name="P1"><text:span text:style-name="T117"><text:s text:c="4"/>FOREIGN KEY (city_id) REFERENCES city(id)</text:span></text:p>
      <text:p text:style-name="P1"><text:span text:style-name="T117">);</text:span></text:p>
      <text:p text:style-name="P1"><text:span text:style-name="T117">CREATE TABLE</text:span></text:p>
      <text:p text:style-name="P1"><text:span text:style-name="T118"/></text:p>
      <text:p text:style-name="P1"><text:span text:style-name="T118"/></text:p>
      <text:p text:style-name="P1"><text:span text:style-name="T119">26. Add a not null constraint for name field in employee.</text:span></text:p>
      <text:p text:style-name="P1"><text:span text:style-name="T120"/></text:p>
      <text:p text:style-name="P1"><text:span text:style-name="T121">company=# ALTER TABLE employee</text:span></text:p>
      <text:p text:style-name="P1"><text:span text:style-name="T121">ALTER COLUMN name SET NOT NULL;</text:span></text:p>
      <text:p text:style-name="P1"><text:span text:style-name="T121">ALTER TABLE</text:span></text:p>
      <text:p text:style-name="P1"><text:span text:style-name="T122"/></text:p>
      <text:p text:style-name="P1"><text:span text:style-name="T123">27. Add a new field in Code in the city table. Add a unique constraint on the code</text:span></text:p>
      <text:p text:style-name="P1"><text:span text:style-name="T123">field.</text:span></text:p>
      <text:p text:style-name="P1"><text:span text:style-name="T124"/></text:p>
      <text:p text:style-name="P1"><text:span text:style-name="T125">company=# ALTER TABLE city</text:span></text:p>
      <text:p text:style-name="P1"><text:span text:style-name="T125">ADD COLUMN code VARCHAR(50);</text:span></text:p>
      <text:p text:style-name="P1"><text:span text:style-name="T125">ALTER TABLE</text:span></text:p>
      <text:p text:style-name="P1"><text:span text:style-name="T125">company=# ALTER TABLE city</text:span></text:p>
      <text:p text:style-name="P1"><text:span text:style-name="T125">ADD CONSTRAINT unique_code UNIQUE (code);</text:span></text:p>
      <text:p text:style-name="P1"><text:span text:style-name="T125">ALTER TABLE</text:span></text:p>
      <text:p text:style-name="P1"><text:span text:style-name="T126"/></text:p>
      <text:p text:style-name="P1"><text:span text:style-name="T127">28. Add another table called Company and a primary key as id. Now add a foreign</text:span></text:p>
      <text:p text:style-name="P1"><text:span text:style-name="T127">key of company in city table. Add a unique constraint with combination of</text:span></text:p>
      <text:p text:style-name="P1"><text:span text:style-name="T127">company and code fields. Remove the old unique constraint with only code field.</text:span></text:p>
      <text:p text:style-name="P1"><text:span text:style-name="T128"/></text:p>
      <text:p text:style-name="P1"><text:span text:style-name="T129">company=# CREATE TABLE company (</text:span></text:p>
      <text:p text:style-name="P1"><text:span text:style-name="T129"><text:s text:c="4"/>id SERIAL PRIMARY KEY</text:span></text:p>
      <text:p text:style-name="P1"><text:span text:style-name="T129">);</text:span></text:p>
      <text:p text:style-name="P1"><text:span text:style-name="T129">CREATE TABLE</text:span></text:p>
      <text:p text:style-name="P1"><text:span text:style-name="T129">company=# ALTER TABLE city</text:span></text:p>
      <text:p text:style-name="P1"><text:span text:style-name="T129">ADD COLUMN company_id INT,</text:span></text:p>
      <text:p text:style-name="P1"><text:span text:style-name="T129">ADD CONSTRAINT fk_company FOREIGN KEY (company_id) REFERENCES company(id);</text:span></text:p>
      <text:p text:style-name="P1"><text:span text:style-name="T129">ALTER TABLE</text:span></text:p>
      <text:p text:style-name="P1"><text:span text:style-name="T129">company=# ALTER TABLE city</text:span></text:p>
      <text:p text:style-name="P1"><text:span text:style-name="T129">ADD CONSTRAINT unique_company_code UNIQUE (company_id, code);</text:span></text:p>
      <text:p text:style-name="P1"><text:span text:style-name="T129">ALTER TABLE</text:span></text:p>
      <text:p text:style-name="P1"><text:span text:style-name="T129">company=# ALTER TABLE city</text:span></text:p>
      <text:p text:style-name="P1"><text:span text:style-name="T129">DROP CONSTRAINT unique_code;</text:span></text:p>
      <text:p text:style-name="P1"><text:span text:style-name="T129">ALTER TABLE</text:span></text:p>
      <text:p text:style-name="P1"><text:span text:style-name="T130"/></text:p>
      <text:p text:style-name="P1"><text:span text:style-name="T130"/></text:p>
      <text:p text:style-name="P1"><text:span text:style-name="T131">29. Check that the date is not before 2010-01-01 in the employee table using check</text:span></text:p>
      <text:p text:style-name="P1"><text:span text:style-name="T131">constraint.</text:span></text:p>
      <text:p text:style-name="P1"><text:span text:style-name="T132"/></text:p>
      <text:p text:style-name="P1"><text:span text:style-name="T133">company=# ALTER TABLE employee</text:span></text:p>
      <text:p text:style-name="P1"><text:span text:style-name="T133">ADD CONSTRAINT check_date CHECK (hire_date &gt;= DATE '2010-01-01');</text:span></text:p>
      <text:p text:style-name="P1"><text:span text:style-name="T133">ALTER TABLE</text:span></text:p>
      <text:p text:style-name="P1"><text:span text:style-name="T134"/></text:p>
      <text:p text:style-name="P1"><text:span text:style-name="T135">30. Create an index on the name field in City Table.</text:span></text:p>
      <text:p text:style-name="P1"><text:span text:style-name="T136"/></text:p>
      <text:p text:style-name="P1"><text:span text:style-name="T137">company=# CREATE INDEX idx_name ON city (city_name);</text:span></text:p>
      <text:p text:style-name="P1"><text:span text:style-name="T137">CREATE INDEX</text:span></text:p>
      <text:p text:style-name="P1"><text:span text:style-name="T138"/></text:p>
      <text:p text:style-name="P1"><text:span text:style-name="T139">31. Create an index on the date and city fields in Employee Table</text:span></text:p>
      <text:p text:style-name="P1"><text:span text:style-name="T140"/></text:p>
      <text:p text:style-name="P1"><text:span text:style-name="T141">company=# CREATE INDEX idx_date_city ON employee (hire_date, city);</text:span></text:p>
      <text:p text:style-name="P1"><text:span text:style-name="T141">CREATE INDEX</text:span></text:p>
      <text:p text:style-name="P1"><text:span text:style-name="T142"/></text:p>
      <text:p text:style-name="P1"><text:span text:style-name="T143">32. Create an index on the name field in Employee table.</text:span></text:p>
      <text:p text:style-name="P1"><text:span text:style-name="T144"/></text:p>
      <text:p text:style-name="P1"><text:span text:style-name="T145">company=# CREATE INDEX idx_name ON employee (name);</text:span></text:p>
      <text:p text:style-name="P1"><text:span text:style-name="T145">CREATE INDEX</text:span></text:p>
      <text:p text:style-name="P1"><text:span text:style-name="T146"/></text:p>
      <text:p text:style-name="P1"><text:span text:style-name="T147">33. Create an index on the name field in Company table. Remove the index.</text:span></text:p>
      <text:p text:style-name="P1"><text:span text:style-name="T148"/></text:p>
      <text:p text:style-name="P1"><text:span text:style-name="T149">company=# DROP INDEX idx_name;</text:span></text:p>
      <text:p text:style-name="P1"><text:span text:style-name="T149">DROP INDEX</text:span></text:p>
      <text:p text:style-name="P1"><text:span text:style-name="T150"/></text:p>
      <text:p text:style-name="P1"><text:span text:style-name="T151">34. Create a primary key in a new table where there is an auto generated number</text:span></text:p>
      <text:p text:style-name="P1"><text:span text:style-name="T151">starting from 1 without create a sequence.</text:span></text:p>
      <text:p text:style-name="P1"><text:span text:style-name="T152"/></text:p>
      <text:p text:style-name="P1"><text:span text:style-name="T153">The id serial will generate number starting from 1 in postgres.</text:span></text:p>
      <text:p text:style-name="P1"><text:span text:style-name="T154"/></text:p>
      <text:p text:style-name="P1"><text:span text:style-name="T155">35. Create a sequence starting from 1000. Create a primary key in a new table. When</text:span></text:p>
      <text:p text:style-name="P1"><text:span text:style-name="T155">inserting records use this sequence.</text:span></text:p>
      <text:p text:style-name="P1"><text:span text:style-name="T156"/></text:p>
      <text:p text:style-name="P1"><text:span text:style-name="T157">company=# CREATE SEQUENCE my_sequence START 1000;</text:span></text:p>
      <text:p text:style-name="P1"><text:span text:style-name="T157">CREATE TABLE my_table (id INT DEFAULT nextval('my_sequence') PRIMARY KEY);</text:span></text:p>
      <text:p text:style-name="P1"><text:span text:style-name="T157">CREATE SEQUENCE</text:span></text:p>
      <text:p text:style-name="P1"><text:span text:style-name="T157">CREATE TABLE</text:span></text:p>
      <text:p text:style-name="P1"><text:span text:style-name="T158"/></text:p>
      <text:p text:style-name="P1"><text:span text:style-name="T159">36. Create a sequence starting from 500. Create a primary key in a new table and</text:span></text:p>
      <text:p text:style-name="P1"><text:span text:style-name="T159">assign default value from this sequence.</text:span></text:p>
      <text:p text:style-name="P1"><text:span text:style-name="T160"/></text:p>
      <text:p text:style-name="P1"><text:span text:style-name="T161">company=# CREATE SEQUENCE my_sequence START 500;</text:span></text:p>
      <text:p text:style-name="P1"><text:span text:style-name="T161">CREATE TABLE my_table (id INT DEFAULT nextval('my_sequence') PRIMARY KEY);</text:span></text:p>
      <text:p text:style-name="P1"><text:span text:style-name="T161">CREATE SEQUENCE</text:span></text:p>
      <text:p text:style-name="P1"><text:span text:style-name="T161">CREATE TABLE</text:span></text:p>
      <text:p text:style-name="P1"><text:span text:style-name="T162"/></text:p>
      <text:p text:style-name="P1"><text:span text:style-name="T163">37. Delete the sequence which was created with 1000. Try to use the sequence to</text:span></text:p>
      <text:p text:style-name="P1"><text:span text:style-name="T163">insert records.</text:span></text:p>
      <text:p text:style-name="P1"><text:span text:style-name="T164"/></text:p>
      <text:p text:style-name="P1"><text:span text:style-name="T165">company=# DROP SEQUENCE my_sequence cascade;</text:span></text:p>
      <text:p text:style-name="P1"><text:span text:style-name="T165">NOTICE:<text:s text:c="2"/>drop cascades to default value for column id of table my_table</text:span></text:p>
      <text:p text:style-name="P1"><text:span text:style-name="T165">DROP SEQUENCE</text:span></text:p>
      <text:p text:style-name="P1"><text:span text:style-name="T166"/></text:p>
      <text:p text:style-name="P1"><text:span text:style-name="T167">38. Display the fields id, name, city name from employee and city tables using inner</text:span></text:p>
      <text:p text:style-name="P1"><text:span text:style-name="T167">join and aliases.</text:span></text:p>
      <text:p text:style-name="P1"><text:span text:style-name="T168"/></text:p>
      <text:p text:style-name="P1"><text:span text:style-name="T169">company=# SELECT e.id, e.name, c.city_name AS city_name</text:span></text:p>
      <text:p text:style-name="P1"><text:span text:style-name="T169">FROM employee e</text:span></text:p>
      <text:p text:style-name="P1"><text:span text:style-name="T169">INNER JOIN city c ON e.city_id = c.id;</text:span></text:p>
      <text:p text:style-name="P1"><text:span text:style-name="T169"><text:s/>id |<text:s text:c="2"/>name<text:s text:c="3"/>| city_name </text:span></text:p>
      <text:p text:style-name="P1"><text:span text:style-name="T169">----+---------+-----------</text:span></text:p>
      <text:p text:style-name="P1"><text:span text:style-name="T169"><text:s text:c="2"/>1 | John<text:s text:c="4"/>| Ahmedabad</text:span></text:p>
      <text:p text:style-name="P1"><text:span text:style-name="T169"><text:s text:c="2"/>2 | Alice<text:s text:c="3"/>| Bangalore</text:span></text:p>
      <text:p text:style-name="P1"><text:span text:style-name="T169"><text:s text:c="2"/>3 | Bob<text:s text:c="5"/>| Hyderabad</text:span></text:p>
      <text:p text:style-name="P1"><text:span text:style-name="T169"><text:s text:c="2"/>4 | Emma<text:s text:c="4"/>| Ahmedabad</text:span></text:p>
      <text:p text:style-name="P1"><text:span text:style-name="T169"><text:s text:c="2"/>5 | Michael | Bangalore</text:span></text:p>
      <text:p text:style-name="P1"><text:span text:style-name="T169">(5 rows)</text:span></text:p>
      <text:p text:style-name="P1"><text:span text:style-name="T170"/></text:p>
      <text:p text:style-name="P1"><text:span text:style-name="T170"/></text:p>
      <text:p text:style-name="P1"><text:span text:style-name="T171">39. Display id, name, city name and company name from employee, city and</text:span></text:p>
      <text:p text:style-name="P1"><text:span text:style-name="T171">company tables.</text:span></text:p>
      <text:p text:style-name="P1"><text:span text:style-name="T172"/></text:p>
      <text:p text:style-name="P1"><text:span text:style-name="T173">company=# SELECT e.id, e.name, c.city_name AS city_name<text:s text:c="26"/></text:span></text:p>
      <text:p text:style-name="P1"><text:span text:style-name="T173">FROM employee e</text:span></text:p>
      <text:p text:style-name="P1"><text:span text:style-name="T173">JOIN city c ON e.city_id = c.id</text:span></text:p>
      <text:p text:style-name="P1"><text:span text:style-name="T173">JOIN company com ON e.id = com.id;</text:span></text:p>
      <text:p text:style-name="P1"><text:span text:style-name="T173"><text:s/>id | name | city_name </text:span></text:p>
      <text:p text:style-name="P1"><text:span text:style-name="T173">----+------+-----------</text:span></text:p>
      <text:p text:style-name="P1"><text:span text:style-name="T173">(0 rows)</text:span></text:p>
      <text:p text:style-name="P1"><text:span text:style-name="T174"/></text:p>
      <text:p text:style-name="P1"><text:span text:style-name="T175">40. Create a view using the above select query result.</text:span></text:p>
      <text:p text:style-name="P1"><text:span text:style-name="T176"/></text:p>
      <text:p text:style-name="P1"><text:span text:style-name="T177">company=# create view new_view as SELECT e.id, e.name, c.city_name AS city_name</text:span></text:p>
      <text:p text:style-name="P1"><text:span text:style-name="T177">FROM employee e</text:span></text:p>
      <text:p text:style-name="P1"><text:span text:style-name="T177">JOIN city c ON e.city_id = c.id</text:span></text:p>
      <text:p text:style-name="P1"><text:span text:style-name="T177">JOIN company com ON e.id = com.id;</text:span></text:p>
      <text:p text:style-name="P1"><text:span text:style-name="T177">CREATE VIEW</text:span></text:p>
      <text:p text:style-name="P1"><text:span text:style-name="T178"/></text:p>
      <text:p text:style-name="P1"><text:span text:style-name="T179">41. Delete the view and create a new view adding fields as id, name, amount, date,</text:span></text:p>
      <text:p text:style-name="P1"><text:span text:style-name="T179">city name , city code and company name.</text:span></text:p>
      <text:p text:style-name="P1"><text:span text:style-name="T180"/></text:p>
      <text:p text:style-name="P1"><text:span text:style-name="T181">company=# DROP VIEW IF EXISTS new_view;</text:span></text:p>
      <text:p text:style-name="P1"><text:span text:style-name="T181">DROP VIEW</text:span></text:p>
      <text:p text:style-name="P1"><text:span text:style-name="T182"/></text:p>
      <text:p text:style-name="P1"><text:span text:style-name="T183">company=# create view employee_info as SELECT e.id, e.name, city_name FROM employee e</text:span></text:p>
      <text:p text:style-name="P1"><text:span text:style-name="T183">JOIN city c ON e.city_id = c.id;</text:span></text:p>
      <text:p text:style-name="P1"><text:span text:style-name="T183">CREATE VIEW</text:span></text:p>
      <text:p text:style-name="P1"><text:span text:style-name="T184"/></text:p>
      <text:p text:style-name="P1"><text:span text:style-name="T185">42. Insert 15 records using an sql file. In the same file update 5 records of the city</text:span></text:p>
      <text:p text:style-name="P1"><text:span text:style-name="T185">Mumbai increase the amount with 10.</text:span></text:p>
      <text:p text:style-name="P1"><text:span text:style-name="T186"/></text:p>
      <text:p text:style-name="P1"><text:span text:style-name="T187">company-# sudo \i /var/lib/postgresql/file.sql</text:span></text:p>
      <text:p text:style-name="P1"><text:span text:style-name="T187">INSERT 0 15</text:span></text:p>
      <text:p text:style-name="P1"><text:span text:style-name="T188"/></text:p>
      <text:p text:style-name="P1"><text:span text:style-name="T189">43, 44.</text:span></text:p>
      <text:p text:style-name="P1"><text:span text:style-name="T190"/></text:p>
      <text:p text:style-name="P1"><text:span text:style-name="T191">postgres@ubuntuxyz:~$ pg_dump -U postgres -d company &gt; backup.sql</text:span></text:p>
      <text:p text:style-name="P1"><text:span text:style-name="T191">postgres@ubuntuxyz:~$ ls</text:span></text:p>
      <text:p text:style-name="P1"><text:span text:style-name="T191">14<text:s text:c="2"/>backup.sql<text:tab/>file.sql</text:span></text:p>
      <text:p text:style-name="P1"><text:span text:style-name="T191">postgres@ubuntuxyz:~$ psql -U postgres -d company &lt; backup.sql</text:span></text:p>
      <text:p text:style-name="P1"><text:span text:style-name="T191">SET</text:span></text:p>
      <text:p text:style-name="P1"><text:span text:style-name="T191">SET</text:span></text:p>
      <text:p text:style-name="P1"><text:span text:style-name="T191">SET</text:span></text:p>
      <text:p text:style-name="P1"><text:span text:style-name="T191">SET</text:span></text:p>
      <text:p text:style-name="P1"><text:span text:style-name="T191">SET</text:span></text:p>
      <text:p text:style-name="P1"><text:span text:style-name="T191"><text:s/>set_config </text:span></text:p>
      <text:p text:style-name="P1"><text:span text:style-name="T191">------------</text:span></text:p>
      <text:p text:style-name="P1"><text:span text:style-name="T191"><text:s/></text:span></text:p>
      <text:p text:style-name="P1"><text:span text:style-name="T191">(1 row)</text:span></text:p>
      <text:p text:style-name="P1"><text:span text:style-name="T192"/></text:p>
      <text:p text:style-name="P1"><text:span text:style-name="T193">SET</text:span></text:p>
      <text:p text:style-name="P1"><text:span text:style-name="T193">SET</text:span></text:p>
      <text:p text:style-name="P1"><text:span text:style-name="T193">SET</text:span></text:p>
      <text:p text:style-name="P1"><text:span text:style-name="T193">SET</text:span></text:p>
      <text:p text:style-name="P1"><text:span text:style-name="T193">SET</text:span></text:p>
      <text:p text:style-name="P1"><text:span text:style-name="T193">SET</text:span></text:p>
      <text:p text:style-name="P1"><text:span text:style-name="T193">ERROR:<text:s text:c="2"/>relation "city" already exists</text:span></text:p>
      <text:p text:style-name="P1"><text:span text:style-name="T193">ALTER TABLE</text:span></text:p>
      <text:p text:style-name="P1"><text:span text:style-name="T193">ERROR:<text:s text:c="2"/>relation "city_id_seq" already exists</text:span></text:p>
      <text:p text:style-name="P1"><text:span text:style-name="T193">ALTER TABLE</text:span></text:p>
      <text:p text:style-name="P1"><text:span text:style-name="T193">ALTER SEQUENCE</text:span></text:p>
      <text:p text:style-name="P1"><text:span text:style-name="T193">ERROR:<text:s text:c="2"/>relation "company" already exists</text:span></text:p>
      <text:p text:style-name="P1"><text:span text:style-name="T193">ALTER TABLE</text:span></text:p>
      <text:p text:style-name="P1"><text:span text:style-name="T193">ERROR:<text:s text:c="2"/>relation "company_id_seq" already exists</text:span></text:p>
      <text:p text:style-name="P1"><text:span text:style-name="T193">ALTER TABLE</text:span></text:p>
      <text:p text:style-name="P1"><text:span text:style-name="T193">ALTER SEQUENCE</text:span></text:p>
      <text:p text:style-name="P1"><text:span text:style-name="T193">ERROR:<text:s text:c="2"/>relation "employee" already exists</text:span></text:p>
      <text:p text:style-name="P1"><text:span text:style-name="T193">ALTER TABLE</text:span></text:p>
      <text:p text:style-name="P1"><text:span text:style-name="T193">ERROR:<text:s text:c="2"/>relation "employee_id_seq" already exists</text:span></text:p>
      <text:p text:style-name="P1"><text:span text:style-name="T193">ALTER TABLE</text:span></text:p>
      <text:p text:style-name="P1"><text:span text:style-name="T193">ALTER SEQUENCE</text:span></text:p>
      <text:p text:style-name="P1"><text:span text:style-name="T193">ERROR:<text:s text:c="2"/>relation "employee_info" already exists</text:span></text:p>
      <text:p text:style-name="P1"><text:span text:style-name="T193">ALTER TABLE</text:span></text:p>
      <text:p text:style-name="P1"><text:span text:style-name="T193">ERROR:<text:s text:c="2"/>relation "my_table" already exists</text:span></text:p>
      <text:p text:style-name="P1"><text:span text:style-name="T193">ALTER TABLE</text:span></text:p>
      <text:p text:style-name="P1"><text:span text:style-name="T193">ALTER TABLE</text:span></text:p>
      <text:p text:style-name="P1"><text:span text:style-name="T193">ALTER TABLE</text:span></text:p>
      <text:p text:style-name="P1"><text:span text:style-name="T193">ALTER TABLE</text:span></text:p>
      <text:p text:style-name="P1"><text:span text:style-name="T193">ERROR:<text:s text:c="2"/>duplicate key value violates unique constraint "city_pkey"</text:span></text:p>
      <text:p text:style-name="P1"><text:span text:style-name="T193">DETAIL:<text:s text:c="2"/>Key (id)=(1) already exists.</text:span></text:p>
      <text:p text:style-name="P1"><text:span text:style-name="T193">CONTEXT:<text:s text:c="2"/>COPY city, line 1</text:span></text:p>
      <text:p text:style-name="P1"><text:span text:style-name="T193">COPY 0</text:span></text:p>
      <text:p text:style-name="P1"><text:span text:style-name="T193">ERROR:<text:s text:c="2"/>duplicate key value violates unique constraint "employee_pkey"</text:span></text:p>
      <text:p text:style-name="P1"><text:span text:style-name="T193">DETAIL:<text:s text:c="2"/>Key (id)=(1) already exists.</text:span></text:p>
      <text:p text:style-name="P1"><text:span text:style-name="T193">CONTEXT:<text:s text:c="2"/>COPY employee, line 1</text:span></text:p>
      <text:p text:style-name="P1"><text:span text:style-name="T193">COPY 0</text:span></text:p>
      <text:p text:style-name="P1"><text:span text:style-name="T193"><text:s/>setval </text:span></text:p>
      <text:p text:style-name="P1"><text:span text:style-name="T193">--------</text:span></text:p>
      <text:p text:style-name="P1"><text:span text:style-name="T193"><text:s text:c="6"/>3</text:span></text:p>
      <text:p text:style-name="P1"><text:span text:style-name="T193">(1 row)</text:span></text:p>
      <text:p text:style-name="P1"><text:span text:style-name="T194"/></text:p>
      <text:p text:style-name="P1"><text:span text:style-name="T195"><text:s/>setval </text:span></text:p>
      <text:p text:style-name="P1"><text:span text:style-name="T195">--------</text:span></text:p>
      <text:p text:style-name="P1"><text:span text:style-name="T195"><text:s text:c="6"/>1</text:span></text:p>
      <text:p text:style-name="P1"><text:span text:style-name="T195">(1 row)</text:span></text:p>
      <text:p text:style-name="P1"><text:span text:style-name="T196"/></text:p>
      <text:p text:style-name="P1"><text:span text:style-name="T197"><text:s/>setval </text:span></text:p>
      <text:p text:style-name="P1"><text:span text:style-name="T197">--------</text:span></text:p>
      <text:p text:style-name="P1"><text:span text:style-name="T197"><text:s text:c="5"/>20</text:span></text:p>
      <text:p text:style-name="P1"><text:span text:style-name="T197">(1 row)</text:span></text:p>
      <text:p text:style-name="P1"><text:span text:style-name="T198"/></text:p>
      <text:p text:style-name="P1"><text:span text:style-name="T199">ERROR:<text:s text:c="2"/>multiple primary keys for table "city" are not allowed</text:span></text:p>
      <text:p text:style-name="P1"><text:span text:style-name="T199">ERROR:<text:s text:c="2"/>multiple primary keys for table "company" are not allowed</text:span></text:p>
      <text:p text:style-name="P1"><text:span text:style-name="T199">ERROR:<text:s text:c="2"/>multiple primary keys for table "employee" are not allowed</text:span></text:p>
      <text:p text:style-name="P1"><text:span text:style-name="T199">ERROR:<text:s text:c="2"/>multiple primary keys for table "my_table" are not allowed</text:span></text:p>
      <text:p text:style-name="P1"><text:span text:style-name="T199">ERROR:<text:s text:c="2"/>relation "unique_company_code" already exists</text:span></text:p>
      <text:p text:style-name="P1"><text:span text:style-name="T199">ERROR:<text:s text:c="2"/>constraint "employee_city_id_fkey" for relation "employee" already exists</text:span></text:p>
      <text:p text:style-name="P1"><text:span text:style-name="T199">ERROR:<text:s text:c="2"/>constraint "fk_company" for relation "city" already exists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